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Doulos SIL" svg:font-family="'Doulos SIL', 'Doulos SIL'" style:font-family-generic="roman"/>
    <style:font-face style:name="Times New Roman" svg:font-family="'Times New Roman', 'Times New Roman'" style:font-family-generic="roman"/>
    <style:font-face style:name="Gentium" svg:font-family="Gentiu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Gentium" fo:font-size="12pt" style:font-size-asian="12pt" style:font-size-complex="12pt"/>
    </style:style>
    <style:style style:name="ce2" style:family="table-cell" style:parent-style-name="Default">
      <style:text-properties fo:color="#000000" style:text-outline="false" style:text-line-through-style="none" style:font-name="Gentium" fo:font-size="12pt" fo:language="en" fo:country="US" fo:font-style="normal" fo:text-shadow="none" style:text-underline-style="none" fo:font-weight="normal" style:text-underline-mode="continuous" style:text-line-through-mode="continuous" style:font-size-asian="12pt" style:language-asian="en" style:country-asian="US" style:font-style-asian="normal" style:font-weight-asian="normal" style:font-name-complex="Doulos SIL" style:font-size-complex="12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fo:color="#000000" style:text-outline="false" style:text-line-through-style="none" style:font-name="Gentium" fo:font-size="12pt" fo:language="en" fo:country="US" fo:text-shadow="none" style:text-underline-style="none" fo:font-weight="normal" style:text-underline-mode="continuous" style:text-line-through-mode="continuous" style:font-name-asian="Times New Roman" style:font-size-asian="12pt" style:language-asian="en" style:country-asian="US" style:font-weight-asian="normal" style:font-name-complex="Times New Roman" style:font-size-complex="12pt" style:language-complex="en" style:country-complex="US" style:font-weight-complex="normal" style:text-emphasize="none" style:font-relief="none"/>
    </style:style>
    <style:style style:name="ce4" style:family="table-cell" style:parent-style-name="Default">
      <style:text-properties fo:color="#000000" style:text-outline="false" style:text-line-through-style="none" style:font-name="Gentium" fo:font-size="12pt" fo:language="en" fo:country="US" fo:text-shadow="none" style:text-underline-style="none" fo:font-weight="normal" style:text-underline-mode="continuous" style:text-line-through-mode="continuous" style:font-size-asian="12pt" style:language-asian="en" style:country-asian="US" style:font-weight-asian="normal" style:font-name-complex="Times New Roman" style:font-size-complex="12pt" style:language-complex="en" style:country-complex="US" style:font-weight-complex="normal" style:text-emphasize="none" style:font-relief="none"/>
    </style:style>
    <style:style style:name="ce5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line-through-mode="continuous" style:font-name-asian="Times New Roman" style:font-size-asian="14pt" style:language-asian="en" style:country-asian="US" style:font-style-asian="normal" style:font-weight-asian="normal" style:font-name-complex="Times New Roman" style:font-size-complex="7.94999980926514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ext-properties fo:color="#000000" style:text-outline="false" style:text-line-through-style="none" style:font-name="Gentium" fo:font-size="12pt" fo:language="en" fo:country="US" fo:font-style="normal" fo:text-shadow="none" style:text-underline-style="none" fo:font-weight="normal" style:text-underline-mode="continuous" style:text-line-through-mode="continuous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fo:color="#000000" style:font-name="Times New Roman" fo:font-size="12pt" style:font-name-asian="Times New Roman" style:font-size-asian="12pt" style:font-name-complex="Times New Roman" style:font-size-complex="6.80000019073486pt"/>
    </style:style>
    <style:style style:name="T2" style:family="text">
      <style:text-properties fo:color="#000000" style:font-name="Times New Roman" fo:font-size="11.5pt" fo:font-style="italic" style:font-name-asian="Times New Roman" style:font-size-asian="11.5pt" style:font-style-asian="italic" style:font-name-complex="Times New Roman" style:font-size-complex="6.5pt" style:font-style-complex="italic"/>
    </style:style>
    <style:style style:name="T3" style:family="text">
      <style:text-properties fo:color="#000000" style:font-name="Times New Roman" fo:font-size="11.5pt" fo:font-style="normal" style:font-name-asian="Times New Roman" style:font-size-asian="11.5pt" style:font-style-asian="normal" style:font-name-complex="Times New Roman" style:font-size-complex="6.5pt" style:font-style-complex="normal"/>
    </style:style>
  </office:automatic-styles>
  <office:body>
    <office:spreadsheet>
      <table:table table:name="Feuille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language</text:p>
          </table:table-cell>
          <table:table-cell office:value-type="string">
            <text:p>form</text:p>
          </table:table-cell>
          <table:table-cell office:value-type="string">
            <text:p>verb/adj</text:p>
          </table:table-cell>
          <table:table-cell office:value-type="string">
            <text:p>ex</text:p>
          </table:table-cell>
          <table:table-cell office:value-type="string">
            <text:p>origin</text:p>
          </table:table-cell>
          <table:table-cell office:value-type="string">
            <text:p>other constructions</text:p>
          </table:table-cell>
          <table:table-cell office:value-type="string">
            <text:p>note</text:p>
          </table:table-cell>
          <table:table-cell office:value-type="string">
            <text:p>base form</text:p>
          </table:table-cell>
          <table:table-cell office:value-type="string">
            <text:p>experiencer</text:p>
          </table:table-cell>
          <table:table-cell office:value-type="string">
            <text:p>stimulus</text:p>
          </table:table-cell>
          <table:table-cell office:value-type="string">
            <text:p>refs</text:p>
          </table:table-cell>
          <table:table-cell table:number-columns-repeated="1013"/>
        </table:table-row>
        <table:table-row table:style-name="ro1">
          <table:table-cell office:value-type="string">
            <text:p>Japhug</text:p>
          </table:table-cell>
          <table:table-cell office:value-type="string">
            <text:p>nɤ-</text:p>
          </table:table-cell>
          <table:table-cell office:value-type="string">
            <text:p>vs&gt;vt</text:p>
          </table:table-cell>
          <table:table-cell office:value-type="string">
            <text:p>mpɕɤr 'be beautiful' → nɤmpɕɤr 'consider to be beautiful'</text:p>
          </table:table-cell>
          <table:table-cell office:value-type="string">
            <text:p>&lt; denominal</text:p>
          </table:table-cell>
          <table:table-cell office:value-type="string">
            <text:p>sɯ- causative; sɯpa 'consider'</text:p>
          </table:table-cell>
          <table:table-cell office:value-type="string">
            <text:p>excludes non-adjectival stative verbs</text:p>
          </table:table-cell>
          <table:table-cell office:value-type="string">
            <text:p>S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Jacques 2013</text:p>
          </table:table-cell>
          <table:table-cell table:number-columns-repeated="1013"/>
        </table:table-row>
        <table:table-row table:style-name="ro2">
          <table:table-cell office:value-type="string">
            <text:p>Lakota</text:p>
          </table:table-cell>
          <table:table-cell office:value-type="string">
            <text:p>-la, lakA</text:p>
          </table:table-cell>
          <table:table-cell office:value-type="string">
            <text:p>vs&gt;vt</text:p>
          </table:table-cell>
          <table:table-cell table:style-name="ce2" office:value-type="string">
            <text:p>wakȟáŋ ‘sacred’ → wakȟáŋ-la ‘to consider sacred’ </text:p>
          </table:table-cell>
          <table:table-cell table:style-name="ce2" office:value-type="string">
            <text:p><text:s/></text:p>
          </table:table-cell>
          <table:table-cell table:style-name="ce2"/>
          <table:table-cell/>
          <table:table-cell office:value-type="string">
            <text:p>S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table:style-name="ce5" office:value-type="string">
            <text:p>Ullrich 2008: 317</text:p>
          </table:table-cell>
          <table:table-cell table:number-columns-repeated="1013"/>
        </table:table-row>
        <table:table-row table:style-name="ro3">
          <table:table-cell office:value-type="string">
            <text:p>Turkish</text:p>
          </table:table-cell>
          <table:table-cell office:value-type="string">
            <text:p>-(I)msA; -sA</text:p>
          </table:table-cell>
          <table:table-cell office:value-type="string">
            <text:p>adj&gt;vt</text:p>
          </table:table-cell>
          <table:table-cell table:style-name="ce2" office:value-type="string">
            <text:p>büyük ‘big’ → büyük-se- ‘to overestimate’ </text:p>
          </table:table-cell>
          <table:table-cell table:style-name="ce2" office:value-type="string">
            <text:p><text:s/></text:p>
          </table:table-cell>
          <table:table-cell table:style-name="ce4"/>
          <table:table-cell table:style-name="ce4" office:value-type="string">
            <text:p><text:span text:style-name="T1"><text:s/></text:span><text:span text:style-name="T2">ben </text:span><text:span text:style-name="T3">‘I’ </text:span><text:span text:style-name="T2">→ ben-imse- </text:span><text:span text:style-name="T3">‘adopt, embrace (= consider to be one’s own)’, </text:span><text:span text:style-name="T1"><text:s/></text:span></text:p>
          </table:table-cell>
          <table:table-cell office:value-type="string">
            <text:p>X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table:style-name="ce6" office:value-type="string">
            <text:p>Göksel and Kerslake 2005: 56 </text:p>
          </table:table-cell>
          <table:table-cell table:number-columns-repeated="1013"/>
        </table:table-row>
        <table:table-row table:style-name="ro1">
          <table:table-cell office:value-type="string">
            <text:p>C. Arabic</text:p>
          </table:table-cell>
          <table:table-cell office:value-type="string">
            <text:p>istaC1C2aC3- (X)</text:p>
          </table:table-cell>
          <table:table-cell office:value-type="string">
            <text:p>vs&gt;vt</text:p>
          </table:table-cell>
          <table:table-cell table:style-name="ce3" office:value-type="string">
            <text:p>ħasuna ‘be good’ → istaħsana ‘deem to be good’ </text:p>
          </table:table-cell>
          <table:table-cell office:value-type="string">
            <text:p>&lt;?</text:p>
          </table:table-cell>
          <table:table-cell/>
          <table:table-cell office:value-type="string">
            <text:p>(ask) istaktaba 'ask to write'</text:p>
          </table:table-cell>
          <table:table-cell office:value-type="string">
            <text:p>S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table:style-name="ce6" office:value-type="string">
            <text:p>Larcher 1996</text:p>
          </table:table-cell>
          <table:table-cell table:number-columns-repeated="1013"/>
        </table:table-row>
        <table:table-row table:style-name="ro1">
          <table:table-cell office:value-type="string">
            <text:p>C. Arabic</text:p>
          </table:table-cell>
          <table:table-cell office:value-type="string">
            <text:p>Ca1C2C2aC3 (II)</text:p>
          </table:table-cell>
          <table:table-cell office:value-type="string">
            <text:p>vt/vi&gt;vt</text:p>
          </table:table-cell>
          <table:table-cell table:style-name="ce4" office:value-type="string">
            <text:p>kaðaba 'lie' &gt; kaððaba 'consider a liar'</text:p>
          </table:table-cell>
          <table:table-cell office:value-type="string">
            <text:p>&lt; causative</text:p>
          </table:table-cell>
          <table:table-cell table:number-columns-repeated="5"/>
          <table:table-cell table:style-name="ce7"/>
          <table:table-cell table:number-columns-repeated="1013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oulos SIL" svg:font-family="'Doulos SIL', 'Doulos SIL'" style:font-family-generic="roman"/>
    <style:font-face style:name="Times New Roman" svg:font-family="'Times New Roman', 'Times New Roman'" style:font-family-generic="roman"/>
    <style:font-face style:name="Gentium" svg:font-family="Gentiu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16/02/2016</text:date>, <text:time>14:3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2-15T14:12:09.93</meta:creation-date>
    <dc:date>2016-02-16T14:38:31.60</dc:date>
    <meta:editing-duration>PT00H31M06S</meta:editing-duration>
    <meta:editing-cycles>10</meta:editing-cycles>
    <meta:generator>OpenOffice.org/3.0$Win32 OpenOffice.org_project/300m15$Build-9379</meta:generator>
    <meta:document-statistic meta:table-count="3" meta:cell-count="56" meta:object-count="0"/>
  </office:meta>
</office:document-meta>
</file>